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Standard" style:list-style-name="L2">
      <style:text-properties style:font-name="Arial1"/>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Heading_20_1">
      <style:paragraph-properties fo:break-before="page"/>
      <style:text-properties style:font-name="Arial1"/>
    </style:style>
    <style:style style:name="P9" style:family="paragraph" style:parent-style-name="Text_20_body" style:list-style-name="L1">
      <style:text-properties style:font-name="Arial1"/>
    </style:style>
    <style:style style:name="P10" style:family="paragraph" style:parent-style-name="Text_20_body" style:list-style-name="L2">
      <style:text-properties style:font-name="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esumen</text:h>
      <text:p text:style-name="P1">Inicialmente se plantean siete pantallas:</text:p>
      <text:list xml:id="list34260077797138684" text:style-name="L1">
        <text:list-item>
          <text:p text:style-name="P9">Inicio de sesión</text:p>
          <text:list>
            <text:list-item>
              <text:p text:style-name="P9">Permitirá a los jugadores iniciar sesión con una cuenta existente, controlando la introducción de un correo o contraseña incorrectos (incluido cuando no están registrados)</text:p>
            </text:list-item>
          </text:list>
        </text:list-item>
        <text:list-item>
          <text:p text:style-name="P9">Registro</text:p>
          <text:list>
            <text:list-item>
              <text:p text:style-name="P9">Permitirá la creación de una nueva cuenta, controlando la introducción de correos ya registrados.</text:p>
            </text:list-item>
          </text:list>
        </text:list-item>
        <text:list-item>
          <text:p text:style-name="P9">Menú principal</text:p>
          <text:list>
            <text:list-item>
              <text:p text:style-name="P9">Menú en el que se elegirá si jugar, ver estadísticas,etc., que también mostrará el correo y nombre de usuario del jugador actual.</text:p>
            </text:list-item>
          </text:list>
        </text:list-item>
        <text:list-item>
          <text:p text:style-name="P9">Estadísticas</text:p>
          <text:list>
            <text:list-item>
              <text:p text:style-name="P9">Pantalla con las estadísticas del jugador que tiene la sesión iniciada, como partidas ganadas, perdidas, totales, etc.</text:p>
            </text:list-item>
          </text:list>
        </text:list-item>
        <text:list-item>
          <text:p text:style-name="P9">Jugar</text:p>
          <text:list>
            <text:list-item>
              <text:p text:style-name="P9">Pantalla donde se decidirá si crear una sala o unirse a una existente utilizando un código. Es posible que se tratede implementar una lista de partidas, aunque no está decidido.</text:p>
            </text:list-item>
          </text:list>
        </text:list-item>
        <text:list-item>
          <text:p text:style-name="P9">Lobby</text:p>
          <text:list>
            <text:list-item>
              <text:p text:style-name="P9">Sala de espera para los jugadores. Solo podrán unirse jugadores cuando la partida esté en esta pantalla.</text:p>
            </text:list-item>
          </text:list>
        </text:list-item>
        <text:list-item>
          <text:p text:style-name="P9">Juego</text:p>
          <text:list>
            <text:list-item>
              <text:p text:style-name="P9">Pantalla de juego como tal, donde los jugadores competirán por equipos.</text:p>
            </text:list-item>
          </text:list>
        </text:list-item>
      </text:list>
      <text:p text:style-name="P1"/>
      <text:p text:style-name="P1">Competirán dos equipos. El objetivo a alcanzar todavía está por decidir, pero se barajan dos posibilidades:</text:p>
      <text:list xml:id="list445304275780772182" text:style-name="L2">
        <text:list-item>
          <text:p text:style-name="P10">Llegar a 100 bajas o ser quien más tiene al finalizar el tiempo</text:p>
        </text:list-item>
        <text:list-item>
          <text:p text:style-name="P2">Poner bombas y conseguir que exploten, defender las zonas donde se ponen o desactivar las bombas puestas, o eliminar a todo el equipo enemigo. Si se acaba el tiempo, por defecto ganan los defensores.</text:p>
        </text:list-item>
      </text:list>
      <text:h text:style-name="P8" text:outline-level="1">Plan de base de datos</text:h>
      <text:p text:style-name="Standard">Todo tendrá un ID único, por lo que no se indica en los atributos.</text:p>
      <text:p text:style-name="Standard">Los signos de interrogación son cosas sin confirmar.</text:p>
      <text:p text:style-name="Standard">Cada '&lt;' significa un subnivel en la jerarquía (cuantos menos '&lt;', más alto el nivel, siendo uno el máximo nivel)</text:p>
      <text:p text:style-name="Standard"/>
      <text:p text:style-name="Standard">&lt;Usuarios</text:p>
      <text:list xml:id="list340613085725062018" text:style-name="L3">
        <text:list-item>
          <text:p text:style-name="P3">Nombre (unique)</text:p>
        </text:list-item>
        <text:list-item>
          <text:p text:style-name="P3">Contraseña</text:p>
        </text:list-item>
        <text:list-item>
          <text:p text:style-name="P3">Correo (unique)</text:p>
        </text:list-item>
        <text:list-item>
          <text:p text:style-name="P3">Nivel</text:p>
        </text:list-item>
        <text:list-item>
          <text:p text:style-name="P3">Fecha de registro</text:p>
        </text:list-item>
        <text:list-item>
          <text:p text:style-name="P3">Tabla de stats (Un jugador a Un set de stats)</text:p>
        </text:list-item>
        <text:list-item>
          <text:p text:style-name="P3">Tabla de partidas ( Muchos jugadores a Muchas partidas)</text:p>
        </text:list-item>
        <text:list-item>
          <text:p text:style-name="P3">Tabla de amistades ( Muchos jugadores a Muchos amigos)</text:p>
        </text:list-item>
        <text:list-item>
          <text:p text:style-name="P3">Tabla de baneo/s (Un jugador a Muchos baneos)</text:p>
        </text:list-item>
        <text:list-item>
          <text:p text:style-name="P3">Tabla de objetos en propiedad/Inventario (Un jugador a Muchos objetos?)</text:p>
        </text:list-item>
        <text:list-item>
          <text:p text:style-name="P3">Numero de reportes (usado para dar baneos cada X reportes, reseteandolo a 0 con cada baneo/viendo si el numero de reportes es un multiplo de X? Esto ultimo serviria para aumentar el tiempo de baneo según baneos previos (no tendría el numero de baneos directo, si no que se calcularía a partir de los reportes totales)</text:p>
        </text:list-item>
        <text:list-item>
          <text:p text:style-name="P3">Estado premium? (igual me estoy viniendo muy, muy arriba)</text:p>
        </text:list-item>
        <text:list-item>
          <text:p text:style-name="P3">Numero de monedas?</text:p>
        </text:list-item>
        <text:list-item>
          <text:p text:style-name="P3">Loadout??? (cómo lo gestionaré? Un loadout actual que se pueda cambiar? Sets de loadouts que se puedan cambiar? Playerprefs?)</text:p>
        </text:list-item>
      </text:list>
      <text:p text:style-name="Standard"/>
      <text:p text:style-name="Standard">&lt;&lt;Partidas</text:p>
      <text:list xml:id="list692751052636588692" text:style-name="L4">
        <text:list-item>
          <text:p text:style-name="P4">Duración en segundos</text:p>
        </text:list-item>
        <text:list-item>
          <text:p text:style-name="P4">Fecha</text:p>
        </text:list-item>
        <text:list-item>
          <text:p text:style-name="P4">Jugadores al finalizar</text:p>
        </text:list-item>
        <text:list-item>
          <text:p text:style-name="P4">Modo de juego</text:p>
        </text:list-item>
        <text:list-item>
          <text:p text:style-name="P4">Resultado de equipo 1</text:p>
        </text:list-item>
        <text:list-item>
          <text:p text:style-name="P4">Resultado de equipo 2</text:p>
        </text:list-item>
      </text:list>
      <text:p text:style-name="Standard"/>
      <text:p text:style-name="Standard">&lt;&lt;Stats</text:p>
      <text:list xml:id="list9188376226815532599" text:style-name="L5">
        <text:list-item>
          <text:p text:style-name="P5">Victorias</text:p>
        </text:list-item>
        <text:list-item>
          <text:p text:style-name="P5">Derrotas</text:p>
        </text:list-item>
        <text:list-item>
          <text:p text:style-name="P5">Partidas totales</text:p>
        </text:list-item>
      </text:list>
      <text:p text:style-name="Standard"/>
      <text:p text:style-name="Standard">&lt;&lt;Baneos</text:p>
      <text:list xml:id="list9093818955682771005" text:style-name="L6">
        <text:list-item>
          <text:p text:style-name="P6">Fecha de inicio</text:p>
        </text:list-item>
        <text:list-item>
          <text:p text:style-name="P6">Fecha de fin (checkear si la fecha actual es menor o igual a la de fin para determinar si puede jugar) (aumentar en funcion del numero de veces que ha sido baneado antes?)</text:p>
        </text:list-item>
        <text:list-item>
          <text:p text:style-name="P6">Razón? (en principio va por reportes, por lo que no se puede saber)</text:p>
        </text:list-item>
        <text:list-item>
          <text:p text:style-name="P6">Numero de baneo? (quitaría la necesidad de manteener el numero total de reportes)</text:p>
        </text:list-item>
      </text:list>
      <text:p text:style-name="Standard"/>
      <text:p text:style-name="Standard">&lt;Tienda?</text:p>
      <text:list xml:id="list6403341038834223280" text:style-name="L7">
        <text:list-item>
          <text:p text:style-name="P7">Nombre de objeto</text:p>
        </text:list-item>
        <text:list-item>
          <text:p text:style-name="P7">Precio</text:p>
        </text:list-item>
        <text:list-item>
          <text:p text:style-name="P7">Descripc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6S</meta:editing-duration>
    <meta:editing-cycles>6</meta:editing-cycles>
    <meta:generator>OpenOffice/4.1.15$Win32 OpenOffice.org_project/4115m2$Build-9813</meta:generator>
    <dc:date>2024-04-28T16:20:09.83</dc:date>
    <meta:document-statistic meta:table-count="0" meta:image-count="0" meta:object-count="0" meta:page-count="2" meta:paragraph-count="58" meta:word-count="543" meta:character-count="3040"/>
    <meta:user-defined meta:name="Info 1"/>
    <meta:user-defined meta:name="Info 2"/>
    <meta:user-defined meta:name="Info 3"/>
    <meta:user-defined meta:name="Info 4"/>
  </office:meta>
</office:document-meta>
</file>